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5">Segnalatore</text:p>
          </table:table-cell>
          <table:covered-table-cell/>
          <table:table-cell table:style-name="Tabella1.A3" table:number-columns-spanned="2" office:value-type="string">
            <text:p text:style-name="P5">Rif. Cliente Codice NC</text:p>
          </table:table-cell>
          <table:covered-table-cell/>
          <table:table-cell table:style-name="Tabella1.A3" table:number-columns-spanned="2" office:value-type="string">
            <text:p text:style-name="P13">Rif. DDT</text:p>
          </table:table-cell>
          <table:covered-table-cell/>
          <table:table-cell table:style-name="Tabella1.G3" table:number-columns-spanned="2" office:value-type="string">
            <text:p text:style-name="P13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7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7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6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6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6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1.725cm" fo:margin-right="0.00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height="1.199cm" draw:z-index="2"><draw:text-box fo:min-width="5.001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45:24.961645961</dc:date>
    <meta:editing-duration>P1DT16H9M49S</meta:editing-duration>
    <meta:editing-cycles>440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